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30">
      <style:table-cell-properties style:vertical-align="automatic" fo:wrap-option="wrap" fo:background-color="#FFFF00"/>
    </style:style>
    <style:style style:name="ce6" style:family="table-cell" style:parent-style-name="Default" style:data-style-name="N0">
      <style:table-cell-properties style:vertical-align="automatic" fo:wrap-option="wrap" fo:background-color="#FFFF00"/>
      <style:text-properties fo:font-style="italic" style:font-style-asian="italic" style:font-style-complex="italic"/>
    </style:style>
    <style:style style:name="ce7" style:family="table-cell" style:parent-style-name="Default" style:data-style-name="N0">
      <style:table-cell-properties fo:background-color="#FFFF00"/>
    </style:style>
    <style:style style:name="ce8" style:family="table-cell" style:parent-style-name="Default" style:data-style-name="N30">
      <style:table-cell-properties style:vertical-align="automatic" fo:wrap-option="wrap" fo:background-color="#FFFF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0">
      <style:table-cell-properties style:vertical-align="automatic" fo:wrap-option="wrap" fo:background-color="#FFFF00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51pt" style:use-optimal-row-height="true" fo:break-before="auto"/>
    </style:style>
    <style:style style:name="ro2" style:family="table-row">
      <style:table-row-properties style:row-height="88pt" style:use-optimal-row-height="true" fo:break-before="auto"/>
    </style:style>
    <style:style style:name="ro3" style:family="table-row">
      <style:table-row-properties style:row-height="68pt" style:use-optimal-row-height="true" fo:break-before="auto"/>
    </style:style>
    <style:style style:name="ro4" style:family="table-row">
      <style:table-row-properties style:row-height="95pt" style:use-optimal-row-height="false" fo:break-before="auto"/>
    </style:style>
    <style:style style:name="ro5" style:family="table-row">
      <style:table-row-properties style:row-height="34pt" style:use-optimal-row-height="true" fo:break-before="auto"/>
    </style:style>
    <style:style style:name="ro6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is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varianta</text:p>
          </table:table-cell>
          <table:table-cell office:value-type="string" table:style-name="ce3">
            <text:p>počet potřebných iterací k dosažení požadované přesnosti</text:p>
          </table:table-cell>
          <table:table-cell office:value-type="string" table:style-name="ce3">
            <text:p>stručný popis varianty</text:p>
          </table:table-cell>
          <table:table-cell office:value-type="string" table:style-name="ce3">
            <text:p>komentář k výsledku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Ja</text:p>
          </table:table-cell>
          <table:table-cell office:value-type="float" office:value="15" table:style-name="ce10">
            <text:p>15</text:p>
          </table:table-cell>
          <table:table-cell office:value-type="string" table:style-name="ce8">
            <text:p>Výpočet s paramterom γ = 5 použitím Jacobiho metódy. Vstupná matica A spĺňa podmienku konvergencie. <text:s/>Výpočet hľadaného vektora x prebiehal pomocou maticového násobenia vo vzťahu x<text:span text:style-name="T3">k</text:span><text:s/>= D<text:span text:style-name="T2">-1</text:span><text:s/>[b - (L+U)x<text:span text:style-name="T3">k-1</text:span>]<text:s/>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1">
            <text:p>Jb</text:p>
          </table:table-cell>
          <table:table-cell office:value-type="float" office:value="987" table:style-name="ce10">
            <text:p>987</text:p>
          </table:table-cell>
          <table:table-cell office:value-type="string" table:style-name="ce8">
            <text:p>Výpočet s paramterom γ = 2 použitím Jacobiho metódy. Vstupná matica A spĺňa podmienku konvergencie. <text:s/>Výpočet hľadaného vektora x prebiehal pomocou maticového násobenia vo vzťahu x<text:span text:style-name="T3">k</text:span><text:s/>= D<text:span text:style-name="T2">-1</text:span><text:s/>[b - (L+U)x<text:span text:style-name="T3">k-1</text:span>]<text:s/></text:p>
          </table:table-cell>
          <table:table-cell table:style-name="ce8"/>
          <table:table-cell table:number-columns-repeated="16380"/>
        </table:table-row>
        <table:table-row table:style-name="ro3">
          <table:table-cell office:value-type="string" table:style-name="ce1">
            <text:p>Jc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Výpočet s paramterom γ = 1/2 použitím Jacobiho metódy. Matica nespĺňa podmienku konvergencie, keďže pre ňu neplatí, že je ostro diagonálne dominantná.</text:p>
          </table:table-cell>
          <table:table-cell table:style-name="ce8"/>
          <table:table-cell table:number-columns-repeated="16380"/>
        </table:table-row>
        <table:table-row table:style-name="ro2">
          <table:table-cell office:value-type="string" table:style-name="ce1">
            <text:p>GSa</text:p>
          </table:table-cell>
          <table:table-cell office:value-type="float" office:value="10" table:style-name="ce10">
            <text:p>10</text:p>
          </table:table-cell>
          <table:table-cell office:value-type="string" table:style-name="ce8">
            <text:p>Výpočet s paramterom γ = 5 použitím Gauss-Seidelovej metódy. Vstupná matica A spĺňa podmienku konvergencie. <text:s/>Výpočet hľadaného vektora x prebiehal pomocou maticového násobenia vo vzťahu x<text:span text:style-name="T3">k</text:span><text:s/>= (D+L)<text:span text:style-name="T2">-1</text:span>(D+L-A)x<text:span text:style-name="T3">k-1</text:span></text:p>
          </table:table-cell>
          <table:table-cell table:style-name="ce8"/>
          <table:table-cell table:number-columns-repeated="16380"/>
        </table:table-row>
        <table:table-row table:style-name="ro4">
          <table:table-cell office:value-type="string" table:style-name="ce1">
            <text:p>GSb</text:p>
          </table:table-cell>
          <table:table-cell office:value-type="float" office:value="495" table:style-name="ce10">
            <text:p>495</text:p>
          </table:table-cell>
          <table:table-cell office:value-type="string" table:style-name="ce8">
            <text:p>Výpočet s paramterom γ = 2 použitím Gauss-Seidelovej metódy. Vstupná matica A spĺňa podmienku konvergencie. <text:s/>Výpočet hľadaného vektora x prebiehal pomocou maticového násobenia vo vzťahu x<text:span text:style-name="T3">k</text:span><text:s/>= (D+L)<text:span text:style-name="T2">-1</text:span>(D+L-A)x<text:span text:style-name="T3">k-1</text:span></text:p>
          </table:table-cell>
          <table:table-cell table:style-name="ce8"/>
          <table:table-cell table:number-columns-repeated="16380"/>
        </table:table-row>
        <table:table-row table:style-name="ro3">
          <table:table-cell office:value-type="string" table:style-name="ce1">
            <text:p>GSc</text:p>
          </table:table-cell>
          <table:table-cell office:value-type="string" table:style-name="ce10">
            <text:p>x</text:p>
          </table:table-cell>
          <table:table-cell office:value-type="string" table:style-name="ce9">
            <text:p>Výpočet s paramterom γ = 1/2 použitím Gauss-Seidelovej metódy. Matica A nespĺňa podmienku konvergencie, pretože nie je pozitívne definitná.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6">
            <text:p>(případné další varianty – popište)</text:p>
          </table:table-cell>
          <table:table-cell table:style-name="ce4"/>
          <table:table-cell table:number-columns-repeated="2" table:style-name="ce5"/>
          <table:table-cell table:number-columns-repeated="16380"/>
        </table:table-row>
        <table:table-row table:number-rows-repeated="2" table:style-name="ro6">
          <table:table-cell table:number-columns-repeated="2" table:style-name="ce4"/>
          <table:table-cell table:number-columns-repeated="2" table:style-name="ce5"/>
          <table:table-cell table:number-columns-repeated="16380"/>
        </table:table-row>
        <table:table-row table:number-rows-repeated="4" table:style-name="ro6">
          <table:table-cell table:number-columns-repeated="16384"/>
        </table:table-row>
        <table:table-row table:style-name="ro6">
          <table:table-cell office:value-type="string" table:style-name="ce1">
            <text:p>celkový komentář (máte-li)</text:p>
          </table:table-cell>
          <table:table-cell table:number-columns-spanned="3" table:number-rows-spanned="1" table:style-name="ce7"/>
          <table:covered-table-cell table:number-columns-repeated="2"/>
          <table:table-cell table:number-columns-repeated="16380"/>
        </table:table-row>
        <table:table-row table:number-rows-repeated="104856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cs" number:country="CZ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36" number:language="cs" number:country="CZ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ánk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114</meta:generator>
    <dc:creator>Microsoft Office User</dc:creator>
    <meta:creation-date>2020-11-26T09:57:18Z</meta:creation-date>
    <dc:date>2021-11-28T19:15:27Z</dc:date>
    <meta:editing-cycles>4</meta:editing-cycles>
    <meta:editing-duration>PT446S</meta:editing-duration>
  </office:meta>
</office:document-meta>
</file>